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38808B1FBC4B2EB.png" manifest:media-type="image/png"/>
  <manifest:file-entry manifest:full-path="Pictures/1000000000000780000004387DA2FD0147646409.png" manifest:media-type="image/png"/>
  <manifest:file-entry manifest:full-path="Pictures/100000000000078000000438BDF54AB4435B7E0C.png" manifest:media-type="image/png"/>
  <manifest:file-entry manifest:full-path="Pictures/1000000000000780000004381D7F44FAA32D62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8953in" draw:z-index="0"><draw:image xlink:href="Pictures/100000000000078000000438BDF54AB4435B7E0C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3.8953in" draw:z-index="1"><draw:image xlink:href="Pictures/1000000000000780000004381D7F44FAA32D62CA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9252in" svg:height="3.8953in" draw:z-index="2"><draw:image xlink:href="Pictures/1000000000000780000004387DA2FD0147646409.png" xlink:type="simple" xlink:show="embed" xlink:actuate="onLoad" loext:mime-type="image/png"/></draw:frame><text:soft-page-break/></text:p>
      <text:p text:style-name="Standard"><draw:frame draw:style-name="fr1" draw:name="Image4" text:anchor-type="paragraph" svg:width="6.9252in" svg:height="3.8953in" draw:z-index="3"><draw:image xlink:href="Pictures/100000000000078000000438738808B1FBC4B2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05:02:12.768753700</meta:creation-date>
    <meta:print-date>2020-06-29T05:03:18.016524980</meta:print-date>
    <dc:date>2020-06-29T05:04:25.140095046</dc:date>
    <meta:editing-duration>PT2M1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1.5.2$Linux_X86_64 LibreOffice_project/10$Build-2</meta:generator>
  </office:meta>
</office:document-meta>
</file>